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DC00000465B4463BD0.png" manifest:media-type=""/>
  <manifest:file-entry manifest:full-path="Pictures/10000000000005DC000004650374F5D1.png" manifest:media-type=""/>
  <manifest:file-entry manifest:full-path="Pictures/100002010000002A0000002B0DA8F77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fecf33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true" fo:min-height="0cm" fo:min-width="1.501cm" fo:padding-top="0cm" fo:padding-bottom="0cm" fo:padding-left="0cm" fo:padding-right="0cm" style:protect="position 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cm" fo:min-width="1.26cm" fo:padding-top="0cm" fo:padding-bottom="0cm" fo:padding-left="0cm" fo:padding-right="0cm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textarea-vertical-align="middle" draw:auto-grow-height="false" draw:auto-grow-width="false" fo:max-height="0cm" fo:min-height="0cm" fo:padding-top="0cm" fo:padding-bottom="0cm" fo:padding-left="0cm" fo:padding-right="0cm"/>
    </style:style>
    <style:style style:name="pr1" style:family="presentation" style:parent-style-name="Vortrag-notes">
      <style:graphic-properties draw:fill-color="#ffffff" draw:auto-grow-height="true" fo:min-height="13.364cm"/>
    </style:style>
    <style:style style:name="pr2" style:family="presentation" style:parent-style-name="Vortrag-outline1">
      <style:graphic-properties draw:auto-grow-height="false" fo:min-height="5.996cm" style:protect="position size"/>
    </style:style>
    <style:style style:name="pr3" style:family="presentation" style:parent-style-name="Vortrag-notes">
      <style:graphic-properties draw:fill-color="#ffffff" fo:min-height="13.364cm"/>
    </style:style>
    <style:style style:name="pr4" style:family="presentation" style:parent-style-name="Vortrag-outline1">
      <style:graphic-properties draw:auto-grow-height="false" fo:min-height="5.996cm"/>
    </style:style>
    <style:style style:name="pr5" style:family="presentation" style:parent-style-name="Inhaltsfolien-title">
      <style:graphic-properties draw:auto-grow-height="true" fo:min-height="1cm"/>
    </style:style>
    <style:style style:name="pr6" style:family="presentation" style:parent-style-name="Inhaltsfolien-outline1">
      <style:graphic-properties draw:auto-grow-height="true" fo:min-height="13.98cm"/>
    </style:style>
    <style:style style:name="pr7" style:family="presentation" style:parent-style-name="Inhaltsfolien-notes">
      <style:graphic-properties draw:fill-color="#ffffff" draw:auto-grow-height="true" fo:min-height="13.364cm"/>
    </style:style>
    <style:style style:name="P1" style:family="paragraph">
      <style:text-properties fo:color="#173486" fo:font-size="36pt" style:font-size-asian="18pt" style:font-size-complex="18pt"/>
    </style:style>
    <style:style style:name="P2" style:family="paragraph">
      <style:text-properties fo:color="#173486"/>
    </style:style>
    <style:style style:name="P3" style:family="paragraph">
      <style:text-properties fo:color="#173486" fo:font-size="8pt" style:font-size-asian="18pt" style:font-size-complex="18pt"/>
    </style:style>
    <style:style style:name="P4" style:family="paragraph">
      <style:text-properties fo:color="#173486" fo:font-size="24pt" style:font-size-asian="18pt" style:font-size-complex="18pt"/>
    </style:style>
    <style:style style:name="P5" style:family="paragraph">
      <style:paragraph-properties fo:text-align="center">
        <style:tab-stops/>
      </style:paragraph-properties>
      <style:text-properties fo:font-size="10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text-properties fo:color="#173486" fo:font-size="20pt" style:font-size-asian="18pt" style:font-size-complex="18pt"/>
    </style:style>
    <style:style style:name="P8" style:family="paragraph">
      <style:text-properties fo:color="#808080" fo:font-size="10pt" style:font-size-asian="10pt" style:font-size-complex="10pt"/>
    </style:style>
    <style:style style:name="P9" style:family="paragraph">
      <style:text-properties fo:font-size="10pt" style:font-size-asian="32pt" style:font-size-complex="32pt"/>
    </style:style>
    <style:style style:name="T1" style:family="text">
      <style:text-properties fo:color="#173486" fo:font-size="36pt" style:font-size-asian="18pt" style:font-size-complex="18pt"/>
    </style:style>
    <style:style style:name="T2" style:family="text">
      <style:text-properties fo:color="#173486"/>
    </style:style>
    <style:style style:name="T3" style:family="text">
      <style:text-properties fo:color="#173486" fo:font-size="8pt" style:font-size-asian="18pt" style:font-size-complex="18pt"/>
    </style:style>
    <style:style style:name="T4" style:family="text">
      <style:text-properties fo:color="#173486" fo:font-size="24pt" style:font-size-asian="18pt" style:font-size-complex="18pt"/>
    </style:style>
    <style:style style:name="T5" style:family="text">
      <style:text-properties fo:color="#173486" fo:font-size="20pt" style:font-size-asian="18pt" style:font-size-complex="18pt"/>
    </style:style>
    <style:style style:name="T6" style:family="text">
      <style:text-properties fo:color="#808080" fo:font-size="10pt" style:font-size-asian="10pt" style:font-size-complex="10pt"/>
    </style:style>
    <text:list-style style:name="L1">
      <text:list-level-style-image text:level="1" xlink:href="Pictures/100002010000002A0000002B0DA8F77A.png" xlink:type="simple" xlink:show="embed" xlink:actuate="onLoad">
        <style:list-level-properties text:min-label-width="1.3cm" style:vertical-pos="middle" style:vertical-rel="line" fo:width="0.81cm" fo:height="0.81cm"/>
      </text:list-level-style-image>
      <text:list-level-style-image text:level="2" xlink:href="Pictures/100002010000002A0000002B0DA8F77A.png" xlink:type="simple" xlink:show="embed" xlink:actuate="onLoad">
        <style:list-level-properties text:space-before="0.6cm" text:min-label-width="1.3cm" style:vertical-pos="middle" style:vertical-rel="line" fo:width="0.81cm" fo:height="0.81cm"/>
      </text:list-level-style-image>
      <text:list-level-style-image text:level="3" xlink:href="Pictures/100002010000002A0000002B0DA8F77A.png" xlink:type="simple" xlink:show="embed" xlink:actuate="onLoad">
        <style:list-level-properties text:space-before="1.2cm" text:min-label-width="1.3cm" style:vertical-pos="middle" style:vertical-rel="line" fo:width="0.81cm" fo:height="0.81cm"/>
      </text:list-level-style-image>
      <text:list-level-style-image text:level="4" xlink:href="Pictures/100002010000002A0000002B0DA8F77A.png" xlink:type="simple" xlink:show="embed" xlink:actuate="onLoad">
        <style:list-level-properties text:space-before="1.8cm" text:min-label-width="1.3cm" style:vertical-pos="middle" style:vertical-rel="line" fo:width="0.81cm" fo:height="0.81cm"/>
      </text:list-level-style-image>
      <text:list-level-style-image text:level="5" xlink:href="Pictures/100002010000002A0000002B0DA8F77A.png" xlink:type="simple" xlink:show="embed" xlink:actuate="onLoad">
        <style:list-level-properties text:space-before="2.4cm" text:min-label-width="1.3cm" style:vertical-pos="middle" style:vertical-rel="line" fo:width="0.81cm" fo:height="0.81cm"/>
      </text:list-level-style-image>
      <text:list-level-style-image text:level="6" xlink:href="Pictures/100002010000002A0000002B0DA8F77A.png" xlink:type="simple" xlink:show="embed" xlink:actuate="onLoad">
        <style:list-level-properties text:space-before="3cm" text:min-label-width="1.3cm" style:vertical-pos="middle" style:vertical-rel="line" fo:width="0.81cm" fo:height="0.81cm"/>
      </text:list-level-style-image>
      <text:list-level-style-image text:level="7" xlink:href="Pictures/100002010000002A0000002B0DA8F77A.png" xlink:type="simple" xlink:show="embed" xlink:actuate="onLoad">
        <style:list-level-properties text:space-before="3.6cm" text:min-label-width="1.3cm" style:vertical-pos="middle" style:vertical-rel="line" fo:width="0.81cm" fo:height="0.81cm"/>
      </text:list-level-style-image>
      <text:list-level-style-image text:level="8" xlink:href="Pictures/100002010000002A0000002B0DA8F77A.png" xlink:type="simple" xlink:show="embed" xlink:actuate="onLoad">
        <style:list-level-properties text:space-before="4.2cm" text:min-label-width="1.3cm" style:vertical-pos="middle" style:vertical-rel="line" fo:width="0.81cm" fo:height="0.81cm"/>
      </text:list-level-style-image>
      <text:list-level-style-image text:level="9" xlink:href="Pictures/100002010000002A0000002B0DA8F77A.png" xlink:type="simple" xlink:show="embed" xlink:actuate="onLoad">
        <style:list-level-properties text:space-before="4.8cm" text:min-label-width="1.3cm" style:vertical-pos="middle" style:vertical-rel="line" fo:width="0.81cm" fo:height="0.81cm"/>
      </text:list-level-style-image>
      <text:list-level-style-image text:level="10" xlink:href="Pictures/100002010000002A0000002B0DA8F77A.png" xlink:type="simple" xlink:show="embed" xlink:actuate="onLoad">
        <style:list-level-properties text:space-before="5.4cm" text:min-label-width="1.3cm" style:vertical-pos="middle" style:vertical-rel="line" fo:width="0.81cm" fo:height="0.81cm"/>
      </text:list-level-style-image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2A0000002B0DA8F77A.png" xlink:type="simple" xlink:show="embed" xlink:actuate="onLoad">
        <style:list-level-properties text:min-label-width="0.86cm" style:vertical-pos="middle" style:vertical-rel="line" fo:width="0.54cm" fo:height="0.54cm"/>
      </text:list-level-style-image>
      <text:list-level-style-image text:level="2" xlink:href="Pictures/100002010000002A0000002B0DA8F77A.png" xlink:type="simple" xlink:show="embed" xlink:actuate="onLoad">
        <style:list-level-properties text:space-before="0.6cm" text:min-label-width="0.86cm" style:vertical-pos="middle" style:vertical-rel="line" fo:width="0.54cm" fo:height="0.54cm"/>
      </text:list-level-style-image>
      <text:list-level-style-image text:level="3" xlink:href="Pictures/100002010000002A0000002B0DA8F77A.png" xlink:type="simple" xlink:show="embed" xlink:actuate="onLoad">
        <style:list-level-properties text:space-before="1.2cm" text:min-label-width="0.86cm" style:vertical-pos="middle" style:vertical-rel="line" fo:width="0.54cm" fo:height="0.54cm"/>
      </text:list-level-style-image>
      <text:list-level-style-image text:level="4" xlink:href="Pictures/100002010000002A0000002B0DA8F77A.png" xlink:type="simple" xlink:show="embed" xlink:actuate="onLoad">
        <style:list-level-properties text:space-before="1.8cm" text:min-label-width="0.86cm" style:vertical-pos="middle" style:vertical-rel="line" fo:width="0.54cm" fo:height="0.54cm"/>
      </text:list-level-style-image>
      <text:list-level-style-image text:level="5" xlink:href="Pictures/100002010000002A0000002B0DA8F77A.png" xlink:type="simple" xlink:show="embed" xlink:actuate="onLoad">
        <style:list-level-properties text:space-before="2.4cm" text:min-label-width="0.86cm" style:vertical-pos="middle" style:vertical-rel="line" fo:width="0.54cm" fo:height="0.54cm"/>
      </text:list-level-style-image>
      <text:list-level-style-image text:level="6" xlink:href="Pictures/100002010000002A0000002B0DA8F77A.png" xlink:type="simple" xlink:show="embed" xlink:actuate="onLoad">
        <style:list-level-properties text:space-before="3cm" text:min-label-width="0.86cm" style:vertical-pos="middle" style:vertical-rel="line" fo:width="0.54cm" fo:height="0.54cm"/>
      </text:list-level-style-image>
      <text:list-level-style-image text:level="7" xlink:href="Pictures/100002010000002A0000002B0DA8F77A.png" xlink:type="simple" xlink:show="embed" xlink:actuate="onLoad">
        <style:list-level-properties text:space-before="3.6cm" text:min-label-width="0.86cm" style:vertical-pos="middle" style:vertical-rel="line" fo:width="0.54cm" fo:height="0.54cm"/>
      </text:list-level-style-image>
      <text:list-level-style-image text:level="8" xlink:href="Pictures/100002010000002A0000002B0DA8F77A.png" xlink:type="simple" xlink:show="embed" xlink:actuate="onLoad">
        <style:list-level-properties text:space-before="4.2cm" text:min-label-width="0.86cm" style:vertical-pos="middle" style:vertical-rel="line" fo:width="0.54cm" fo:height="0.54cm"/>
      </text:list-level-style-image>
      <text:list-level-style-image text:level="9" xlink:href="Pictures/100002010000002A0000002B0DA8F77A.png" xlink:type="simple" xlink:show="embed" xlink:actuate="onLoad">
        <style:list-level-properties text:space-before="4.8cm" text:min-label-width="0.86cm" style:vertical-pos="middle" style:vertical-rel="line" fo:width="0.54cm" fo:height="0.54cm"/>
      </text:list-level-style-image>
      <text:list-level-style-image text:level="10" xlink:href="Pictures/100002010000002A0000002B0DA8F77A.png" xlink:type="simple" xlink:show="embed" xlink:actuate="onLoad">
        <style:list-level-properties text:space-before="5.4cm" text:min-label-width="0.86cm" style:vertical-pos="middle" style:vertical-rel="line" fo:width="0.54cm" fo:height="0.54cm"/>
      </text:list-level-style-image>
    </text:list-style>
  </office:automatic-styles>
  <office:body>
    <office:presentation>
      <presentation:footer-decl presentation:name="ftr1">Fußzeile</presentation:footer-decl>
      <draw:page draw:name="page1" draw:style-name="dp1" draw:master-page-name="Vortrag" presentation:presentation-page-layout-name="AL1T0" presentation:use-footer-name="ftr1">
        <draw:frame draw:style-name="gr1" draw:text-style-name="P1" draw:layer="layout" svg:width="22.9cm" svg:height="1.6cm" svg:x="1.25cm" svg:y="12cm">
          <draw:text-box>
            <text:list text:style-name="L1">
              <text:list-item>
                <text:p><text:span text:style-name="T1">Titel der Präsentation</text:span></text:p>
              </text:list-item>
            </text:list>
          </draw:text-box>
        </draw:frame>
        <draw:frame draw:style-name="gr2" draw:text-style-name="P2" draw:layer="layout" svg:width="22.9cm" svg:height="1cm" svg:x="1.25cm" svg:y="14.03cm">
          <draw:text-box>
            <text:p><text:span text:style-name="T2">Datum</text:span></text:p>
          </draw:text-box>
        </draw:frame>
        <draw:frame draw:style-name="gr2" draw:text-style-name="P3" draw:layer="layout" svg:width="22.9cm" svg:height="0.5cm" svg:x="1.25cm" svg:y="15.15cm">
          <draw:text-box>
            <text:p><text:span text:style-name="T3">Vers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Vortrag" presentation:presentation-page-layout-name="AL2T33" presentation:use-footer-name="ftr1">
        <draw:frame draw:style-name="gr4" draw:text-style-name="P4" draw:layer="layout" svg:width="22.9cm" svg:height="1.2cm" svg:x="1.25cm" svg:y="4.6cm">
          <draw:text-box>
            <text:list text:style-name="L3">
              <text:list-item>
                <text:p><text:span text:style-name="T4">Die MATHEMA Software GmbH stellt sich vor</text:span></text:p>
              </text:list-item>
            </text:list>
          </draw:text-box>
        </draw:frame>
        <draw:frame presentation:style-name="pr2" draw:text-style-name="P5" draw:layer="layout" svg:width="4.3cm" svg:height="6.5cm" svg:x="10.57cm" svg:y="7.02cm" presentation:class="outline" presentation:placeholder="true" presentation:user-transformed="true">
          <draw:text-box/>
        </draw:frame>
        <draw:rect draw:style-name="gr5" draw:text-style-name="P6" draw:layer="layout" svg:width="4.3cm" svg:height="0.2cm" svg:x="10.55cm" svg:y="13.52cm">
          <text:p/>
        </draw:rect>
        <draw:frame draw:style-name="gr6" draw:text-style-name="P7" draw:layer="layout" svg:width="1.89cm" svg:height="0.85cm" svg:x="10.55cm" svg:y="14.71cm">
          <draw:text-box>
            <text:p><text:span text:style-name="T5">Name</text:span></text:p>
          </draw:text-box>
        </draw:frame>
        <draw:frame draw:style-name="gr7" draw:text-style-name="P8" draw:layer="layout" svg:width="1.26cm" svg:height="0.43cm" svg:x="10.55cm" svg:y="15.81cm">
          <draw:text-box>
            <text:p><text:span text:style-name="T6">Posi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Vortrag" presentation:presentation-page-layout-name="AL3T14" presentation:use-footer-name="ftr1">
        <draw:frame draw:style-name="gr8" draw:text-style-name="P4" draw:layer="layout" svg:width="22.9cm" svg:height="1.2cm" svg:x="1.25cm" svg:y="4.6cm">
          <draw:text-box>
            <text:list text:style-name="L3">
              <text:list-item>
                <text:p><text:span text:style-name="T4">Die MATHEMA Software GmbH stellt sich vor</text:span></text:p>
              </text:list-item>
            </text:list>
          </draw:text-box>
        </draw:frame>
        <draw:rect draw:style-name="gr5" draw:text-style-name="P6" draw:layer="layout" svg:width="4.3cm" svg:height="0.2cm" svg:x="6.25cm" svg:y="13.52cm">
          <text:p/>
        </draw:rect>
        <draw:frame draw:style-name="gr6" draw:text-style-name="P7" draw:layer="layout" svg:width="1.89cm" svg:height="0.85cm" svg:x="6.25cm" svg:y="14.71cm">
          <draw:text-box>
            <text:p><text:span text:style-name="T5">Name</text:span></text:p>
          </draw:text-box>
        </draw:frame>
        <draw:frame draw:style-name="gr7" draw:text-style-name="P8" draw:layer="layout" svg:width="1.26cm" svg:height="0.43cm" svg:x="6.25cm" svg:y="15.81cm">
          <draw:text-box>
            <text:p><text:span text:style-name="T6">Position</text:span></text:p>
          </draw:text-box>
        </draw:frame>
        <draw:rect draw:style-name="gr5" draw:text-style-name="P6" draw:layer="layout" svg:width="4.3cm" svg:height="0.2cm" svg:x="14.82cm" svg:y="13.52cm">
          <text:p/>
        </draw:rect>
        <draw:frame draw:style-name="gr6" draw:text-style-name="P7" draw:layer="layout" svg:width="1.89cm" svg:height="0.85cm" svg:x="14.82cm" svg:y="14.71cm">
          <draw:text-box>
            <text:p><text:span text:style-name="T5">Name</text:span></text:p>
          </draw:text-box>
        </draw:frame>
        <draw:frame draw:style-name="gr7" draw:text-style-name="P8" draw:layer="layout" svg:width="1.26cm" svg:height="0.43cm" svg:x="14.82cm" svg:y="15.81cm">
          <draw:text-box>
            <text:p><text:span text:style-name="T6">Position</text:span></text:p>
          </draw:text-box>
        </draw:frame>
        <draw:frame presentation:style-name="pr2" draw:text-style-name="P9" draw:layer="layout" svg:width="4.3cm" svg:height="6.5cm" svg:x="14.82cm" svg:y="7.02cm" presentation:class="outline" presentation:placeholder="true" presentation:user-transformed="true">
          <draw:text-box/>
        </draw:frame>
        <draw:frame presentation:style-name="pr4" draw:text-style-name="P9" draw:layer="layout" svg:width="4.3cm" svg:height="6.5cm" svg:x="6.25cm" svg:y="7.02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Vortrag" presentation:presentation-page-layout-name="AL4T18" presentation:use-footer-name="ftr1">
        <draw:frame draw:style-name="gr9" draw:text-style-name="P4" draw:layer="layout" svg:width="22.9cm" svg:height="1.2cm" svg:x="1.25cm" svg:y="4.6cm">
          <draw:text-box>
            <text:list text:style-name="L3">
              <text:list-item>
                <text:p><text:span text:style-name="T4">Die MATHEMA Software GmbH stellt sich vor</text:span></text:p>
              </text:list-item>
            </text:list>
          </draw:text-box>
        </draw:frame>
        <draw:rect draw:style-name="gr5" draw:text-style-name="P6" draw:layer="layout" svg:width="4.3cm" svg:height="0.2cm" svg:x="2.85cm" svg:y="13.52cm">
          <text:p/>
        </draw:rect>
        <draw:frame draw:style-name="gr6" draw:text-style-name="P7" draw:layer="layout" svg:width="1.89cm" svg:height="0.85cm" svg:x="2.85cm" svg:y="14.71cm">
          <draw:text-box>
            <text:p><text:span text:style-name="T5">Name</text:span></text:p>
          </draw:text-box>
        </draw:frame>
        <draw:frame draw:style-name="gr7" draw:text-style-name="P8" draw:layer="layout" svg:width="1.26cm" svg:height="0.43cm" svg:x="2.85cm" svg:y="15.81cm">
          <draw:text-box>
            <text:p><text:span text:style-name="T6">Position</text:span></text:p>
          </draw:text-box>
        </draw:frame>
        <draw:rect draw:style-name="gr5" draw:text-style-name="P6" draw:layer="layout" svg:width="4.3cm" svg:height="0.2cm" svg:x="18.17cm" svg:y="13.52cm">
          <text:p/>
        </draw:rect>
        <draw:frame draw:style-name="gr6" draw:text-style-name="P7" draw:layer="layout" svg:width="1.89cm" svg:height="0.85cm" svg:x="18.17cm" svg:y="14.71cm">
          <draw:text-box>
            <text:p><text:span text:style-name="T5">Name</text:span></text:p>
          </draw:text-box>
        </draw:frame>
        <draw:frame draw:style-name="gr7" draw:text-style-name="P8" draw:layer="layout" svg:width="1.26cm" svg:height="0.43cm" svg:x="18.17cm" svg:y="15.81cm">
          <draw:text-box>
            <text:p><text:span text:style-name="T6">Position</text:span></text:p>
          </draw:text-box>
        </draw:frame>
        <draw:frame presentation:style-name="pr2" draw:text-style-name="P9" draw:layer="layout" svg:width="4.3cm" svg:height="6.5cm" svg:x="2.85cm" svg:y="7.02cm" presentation:class="outline" presentation:placeholder="true" presentation:user-transformed="true">
          <draw:text-box/>
        </draw:frame>
        <draw:frame presentation:style-name="pr2" draw:text-style-name="P9" draw:layer="layout" svg:width="4.3cm" svg:height="6.5cm" svg:x="18.17cm" svg:y="7.02cm" presentation:class="outline" presentation:placeholder="true" presentation:user-transformed="true">
          <draw:text-box/>
        </draw:frame>
        <draw:frame presentation:style-name="pr2" draw:text-style-name="P9" draw:layer="layout" svg:width="4.3cm" svg:height="6.5cm" svg:x="10.48cm" svg:y="7.02cm" presentation:class="outline" presentation:placeholder="true" presentation:user-transformed="true">
          <draw:text-box/>
        </draw:frame>
        <draw:rect draw:style-name="gr5" draw:text-style-name="P6" draw:layer="layout" svg:width="4.3cm" svg:height="0.2cm" svg:x="10.48cm" svg:y="13.52cm">
          <text:p/>
        </draw:rect>
        <draw:frame draw:style-name="gr6" draw:text-style-name="P7" draw:layer="layout" svg:width="1.89cm" svg:height="0.85cm" svg:x="10.48cm" svg:y="14.71cm">
          <draw:text-box>
            <text:p><text:span text:style-name="T5">Name</text:span></text:p>
          </draw:text-box>
        </draw:frame>
        <draw:frame draw:style-name="gr7" draw:text-style-name="P8" draw:layer="layout" svg:width="1.26cm" svg:height="0.43cm" svg:x="10.48cm" svg:y="15.81cm">
          <draw:text-box>
            <text:p><text:span text:style-name="T6">Posi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haltsfolien" presentation:presentation-page-layout-name="AL5T1" presentation:use-footer-name="ftr1">
        <draw:frame presentation:style-name="pr5" draw:layer="layout" svg:width="20.35cm" svg:height="1cm" svg:x="1.25cm" svg:y="0.69cm" presentation:class="title" presentation:placeholder="true">
          <draw:text-box/>
        </draw:frame>
        <draw:frame presentation:style-name="pr6" draw:layer="layout" svg:width="22.86cm" svg:height="13.98cm" svg:x="1.27cm" svg:y="3.0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Folie" xlink:href="Pictures/10000000000005DC000004650374F5D1.png" xlink:type="simple" xlink:show="embed" xlink:actuate="onLoad"/>
    <draw:fill-image draw:name="Titelfolie" xlink:href="Pictures/10000000000005DC00000465B4463BD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Vortrag-background" style:family="presentation">
      <style:graphic-properties draw:stroke="none" draw:fill="bitmap" draw:fill-image-name="Titelfolie" draw:fill-image-width="0cm" draw:fill-image-height="0cm" style:repeat="stretch"/>
      <style:text-properties style:letter-kerning="true"/>
    </style:style>
    <style:style style:name="Vortra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tra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trag-outline1" style:family="presentation">
      <style:graphic-properties draw:stroke="none" draw:fill="none" draw:textarea-horizontal-align="left">
        <text:list-style style:name="Vortrag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trag-outline2" style:family="presentation" style:parent-style-name="Vortrag-outline1">
      <style:paragraph-properties fo:margin-left="0cm" fo:margin-right="0cm" fo:margin-top="0cm" fo:margin-bottom="0.362cm" fo:text-indent="0cm"/>
      <style:text-properties fo:color="#173486" fo:font-size="20pt" style:font-size-asian="20pt" style:font-size-complex="20pt"/>
    </style:style>
    <style:style style:name="Vortrag-outline3" style:family="presentation" style:parent-style-name="Vortrag-outline2">
      <style:paragraph-properties fo:margin-left="0cm" fo:margin-right="0cm" fo:margin-top="0cm" fo:margin-bottom="0.271cm" fo:text-indent="0cm"/>
      <style:text-properties fo:color="#173486" fo:font-size="18pt" style:font-size-asian="18pt" style:font-size-complex="18pt"/>
    </style:style>
    <style:style style:name="Vortrag-outline4" style:family="presentation" style:parent-style-name="Vortrag-outline3">
      <style:paragraph-properties fo:margin-left="0cm" fo:margin-right="0cm" fo:margin-top="0cm" fo:margin-bottom="0.181cm" fo:text-indent="0cm"/>
      <style:text-properties fo:color="#173486" fo:font-size="18pt" style:font-size-asian="18pt" style:font-size-complex="18pt"/>
    </style:style>
    <style:style style:name="Vortrag-outline5" style:family="presentation" style:parent-style-name="Vortrag-outline4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6" style:family="presentation" style:parent-style-name="Vortrag-outline5">
      <style:paragraph-properties fo:margin-left="0cm" fo:margin-right="0cm" fo:margin-top="0cm" fo:margin-bottom="0.09cm" fo:text-indent="0cm"/>
      <style:text-properties fo:color="#173486" fo:font-size="18pt" style:font-size-asian="20pt" style:font-size-complex="20pt"/>
    </style:style>
    <style:style style:name="Vortrag-outline7" style:family="presentation" style:parent-style-name="Vortrag-outline6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8" style:family="presentation" style:parent-style-name="Vortrag-outline7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9" style:family="presentation" style:parent-style-name="Vortrag-outline8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subtitle" style:family="presentation">
      <style:graphic-properties draw:stroke="none" draw:fill="none" draw:textarea-vertical-align="middle">
        <text:list-style style:name="Vortra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trag-title" style:family="presentation">
      <style:graphic-properties draw:stroke="none" draw:fill="none" draw:textarea-horizontal-align="left" draw:textarea-vertical-align="middle">
        <text:list-style style:name="Vortra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haltsfolien-background" style:family="presentation">
      <style:graphic-properties draw:stroke="none" draw:fill="bitmap" draw:fill-image-name="Folie" draw:fill-image-width="0cm" draw:fill-image-height="0cm" style:repeat="stretch"/>
      <style:text-properties style:letter-kerning="true"/>
    </style:style>
    <style:style style:name="Inhaltsfoli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sfoli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sfolien-outline1" style:family="presentation">
      <style:graphic-properties draw:stroke="none" draw:fill="none" draw:textarea-horizontal-align="left">
        <text:list-style style:name="Inhaltsfolien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top="0cm" fo:margin-bottom="0.5cm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nhaltsfolien-outline2" style:family="presentation" style:parent-style-name="Inhaltsfolien-outline1">
      <style:paragraph-properties fo:margin-top="0cm" fo:margin-bottom="0.4cm"/>
      <style:text-properties fo:font-size="20pt" style:font-size-asian="20pt" style:font-size-complex="20pt"/>
    </style:style>
    <style:style style:name="Inhaltsfolien-outline3" style:family="presentation" style:parent-style-name="Inhaltsfolien-outline2">
      <style:paragraph-properties fo:margin-top="0cm" fo:margin-bottom="0.3cm"/>
      <style:text-properties fo:font-size="18pt" style:font-size-asian="18pt" style:font-size-complex="18pt"/>
    </style:style>
    <style:style style:name="Inhaltsfolien-outline4" style:family="presentation" style:parent-style-name="Inhaltsfolien-outline3">
      <style:paragraph-properties fo:margin-top="0cm" fo:margin-bottom="0.2cm"/>
      <style:text-properties fo:font-size="18pt" style:font-size-asian="18pt" style:font-size-complex="18pt"/>
    </style:style>
    <style:style style:name="Inhaltsfolien-outline5" style:family="presentation" style:parent-style-name="Inhaltsfolien-outline4">
      <style:paragraph-properties fo:margin-top="0cm" fo:margin-bottom="0.1cm"/>
      <style:text-properties fo:font-size="18pt" style:font-size-asian="18pt" style:font-size-complex="18pt"/>
    </style:style>
    <style:style style:name="Inhaltsfolien-outline6" style:family="presentation" style:parent-style-name="Inhaltsfolien-outline5">
      <style:paragraph-properties fo:margin-top="0cm" fo:margin-bottom="0.1cm"/>
      <style:text-properties fo:font-size="18pt" style:font-size-asian="18pt" style:font-size-complex="18pt"/>
    </style:style>
    <style:style style:name="Inhaltsfolien-outline7" style:family="presentation" style:parent-style-name="Inhaltsfolien-outline6">
      <style:paragraph-properties fo:margin-top="0cm" fo:margin-bottom="0.1cm"/>
      <style:text-properties fo:font-size="18pt" style:font-size-asian="18pt" style:font-size-complex="18pt"/>
    </style:style>
    <style:style style:name="Inhaltsfolien-outline8" style:family="presentation" style:parent-style-name="Inhaltsfolien-outline7">
      <style:paragraph-properties fo:margin-top="0cm" fo:margin-bottom="0.1cm"/>
      <style:text-properties fo:font-size="18pt" style:font-size-asian="18pt" style:font-size-complex="18pt"/>
    </style:style>
    <style:style style:name="Inhaltsfolien-outline9" style:family="presentation" style:parent-style-name="Inhaltsfolien-outline8">
      <style:paragraph-properties fo:margin-top="0cm" fo:margin-bottom="0.1cm"/>
      <style:text-properties fo:font-size="18pt" style:font-size-asian="18pt" style:font-size-complex="18pt"/>
    </style:style>
    <style:style style:name="Inhaltsfolien-subtitle" style:family="presentation">
      <style:graphic-properties draw:stroke="none" draw:fill="none" draw:textarea-vertical-align="middle">
        <text:list-style style:name="Inhaltsfoli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sfolien-title" style:family="presentation">
      <style:graphic-properties draw:stroke="none" draw:fill="none" draw:textarea-horizontal-align="left" draw:textarea-vertical-align="middle">
        <text:list-style style:name="Inhaltsfoli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language="en" fo:country="NA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Titelfolie" draw:fill-image-width="0cm" draw:fill-image-height="0cm" style:repeat="stretch"/>
    </style:style>
    <style:style style:name="Mdp2" style:family="drawing-page">
      <style:drawing-page-properties draw:background-size="border" draw:fill="bitmap" draw:fill-image-name="Folie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trag-title">
      <style:graphic-properties draw:auto-grow-height="false" fo:min-height="3.181cm"/>
    </style:style>
    <style:style style:name="Mpr2" style:family="presentation" style:parent-style-name="Vortrag-outline1">
      <style:graphic-properties draw:auto-grow-height="false" fo:min-height="12.573cm" style:protect="position size"/>
    </style:style>
    <style:style style:name="Mpr3" style:family="presentation" style:parent-style-name="Vortrag-backgroundobjects">
      <style:graphic-properties draw:stroke="none" draw:fill="none" draw:fill-color="#ffffff" draw:auto-grow-height="false" fo:min-height="1.485cm"/>
    </style:style>
    <style:style style:name="Mpr4" style:family="presentation" style:parent-style-name="Vortrag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nhaltsfolien-outline1" style:list-style-name="ML3">
      <style:graphic-properties draw:auto-grow-height="false" fo:min-height="12.573cm"/>
    </style:style>
    <style:style style:name="Mpr6" style:family="presentation" style:parent-style-name="Inhaltsfolien-backgroundobjects">
      <style:graphic-properties draw:stroke="none" draw:fill="none" draw:fill-color="#000080" draw:textarea-horizontal-align="left" draw:textarea-vertical-align="middle" draw:auto-grow-height="false" fo:min-height="1.314cm" style:protect="position size"/>
    </style:style>
    <style:style style:name="Mpr7" style:family="presentation" style:parent-style-name="Inhaltsfolien-backgroundobjects">
      <style:graphic-properties draw:stroke="none" draw:fill="none" draw:fill-color="#8096ac" draw:textarea-horizontal-align="right" draw:textarea-vertical-align="middle" draw:auto-grow-height="false" fo:min-height="1.314cm"/>
    </style:style>
    <style:style style:name="Mpr8" style:family="presentation" style:parent-style-name="Inhaltsfoli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haltsfoli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Arial" style:font-style-name="Standard" style:font-family-generic="swiss" style:font-pitch="variable" fo:font-size="10pt" style:font-size-asian="14pt" style:font-size-complex="14pt"/>
    </style:style>
    <style:style style:name="MP4" style:family="paragraph">
      <style:paragraph-properties fo:text-align="end"/>
      <style:text-properties fo:color="#8096ac" fo:font-family="Arial" style:font-style-name="Standard" style:font-family-generic="swiss" style:font-pitch="variable" fo:font-size="40pt" style:font-size-asian="40pt" style:font-size-complex="4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style-name="Standard" style:font-family-generic="swiss" style:font-pitch="variable" fo:font-size="10pt" style:font-size-asian="14pt" style:font-size-complex="14pt"/>
    </style:style>
    <style:style style:name="MT3" style:family="text">
      <style:text-properties fo:color="#8096ac" fo:font-family="Arial" style:font-style-name="Standard" style:font-family-generic="swiss" style:font-pitch="variable" fo:font-size="40pt" style:font-size-asian="40pt" style:font-size-complex="4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02A0000002B0DA8F77A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image text:level="2" xlink:href="Pictures/100002010000002A0000002B0DA8F77A.png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3" xlink:href="Pictures/100002010000002A0000002B0DA8F77A.png" xlink:type="simple" xlink:show="embed" xlink:actuate="onLoad">
        <style:list-level-properties text:space-before="2cm" text:min-label-width="1cm" style:vertical-pos="middle" style:vertical-rel="line" fo:width="0.45cm" fo:height="0.45cm"/>
      </text:list-level-style-image>
      <text:list-level-style-image text:level="4" xlink:href="Pictures/100002010000002A0000002B0DA8F77A.png" xlink:type="simple" xlink:show="embed" xlink:actuate="onLoad">
        <style:list-level-properties text:space-before="3cm" text:min-label-width="1cm" style:vertical-pos="middle" style:vertical-rel="line" fo:width="0.45cm" fo:height="0.45cm"/>
      </text:list-level-style-image>
      <text:list-level-style-image text:level="5" xlink:href="Pictures/100002010000002A0000002B0DA8F77A.png" xlink:type="simple" xlink:show="embed" xlink:actuate="onLoad">
        <style:list-level-properties text:space-before="4cm" text:min-label-width="1cm" style:vertical-pos="middle" style:vertical-rel="line" fo:width="0.45cm" fo:height="0.45cm"/>
      </text:list-level-style-image>
      <text:list-level-style-image text:level="6" xlink:href="Pictures/100002010000002A0000002B0DA8F77A.png" xlink:type="simple" xlink:show="embed" xlink:actuate="onLoad">
        <style:list-level-properties text:space-before="5cm" text:min-label-width="1cm" style:vertical-pos="middle" style:vertical-rel="line" fo:width="0.45cm" fo:height="0.45cm"/>
      </text:list-level-style-image>
      <text:list-level-style-image text:level="7" xlink:href="Pictures/100002010000002A0000002B0DA8F77A.png" xlink:type="simple" xlink:show="embed" xlink:actuate="onLoad">
        <style:list-level-properties text:space-before="6cm" text:min-label-width="1cm" style:vertical-pos="middle" style:vertical-rel="line" fo:width="0.45cm" fo:height="0.45cm"/>
      </text:list-level-style-image>
      <text:list-level-style-image text:level="8" xlink:href="Pictures/100002010000002A0000002B0DA8F77A.png" xlink:type="simple" xlink:show="embed" xlink:actuate="onLoad">
        <style:list-level-properties text:space-before="7cm" text:min-label-width="1cm" style:vertical-pos="middle" style:vertical-rel="line" fo:width="0.45cm" fo:height="0.45cm"/>
      </text:list-level-style-image>
      <text:list-level-style-image text:level="9" xlink:href="Pictures/100002010000002A0000002B0DA8F77A.png" xlink:type="simple" xlink:show="embed" xlink:actuate="onLoad">
        <style:list-level-properties text:space-before="8cm" text:min-label-width="1cm" style:vertical-pos="middle" style:vertical-rel="line" fo:width="0.45cm" fo:height="0.45cm"/>
      </text:list-level-style-image>
      <text:list-level-style-image text:level="10" xlink:href="Pictures/100002010000002A0000002B0DA8F77A.png" xlink:type="simple" xlink:show="embed" xlink:actuate="onLoad">
        <style:list-level-properties text:space-before="9cm" text:min-label-width="1cm" style:vertical-pos="middle" style:vertical-rel="line" fo:width="0.45cm" fo:height="0.45cm"/>
      </text:list-level-style-image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trag" style:page-layout-name="PM1" draw:style-name="Mdp1">
      <draw:frame presentation:style-name="Mpr1" draw:layer="backgroundobjects" svg:width="22.86cm" svg:height="1.2cm" svg:x="1.27cm" svg:y="3.22cm" presentation:class="title">
        <draw:text-box>
          <text:p>Klicken Sie, um das Format des Titeltextes zu bearbeiten</text:p>
        </draw:text-box>
      </draw:frame>
      <draw:frame presentation:style-name="Mpr2" draw:layer="backgroundobjects" svg:width="22.86cm" svg:height="12.68cm" svg:x="1.27cm" svg:y="4.98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Vortrag-title" draw:layer="backgroundobjects" svg:width="14.848cm" svg:height="11.136cm" svg:x="3.075cm" svg:y="2.257cm" presentation:class="page"/>
        <draw:frame presentation:style-name="Vortrag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haltsfolien" style:page-layout-name="PM1" draw:style-name="Mdp2">
      <draw:frame presentation:style-name="Inhaltsfolien-title" draw:layer="backgroundobjects" svg:width="20.35cm" svg:height="1cm" svg:x="1.25cm" svg:y="0.69cm" presentation:class="title" presentation:placeholder="true">
        <draw:text-box/>
      </draw:frame>
      <draw:frame presentation:style-name="Mpr5" draw:layer="backgroundobjects" svg:width="22.86cm" svg:height="13.98cm" svg:x="1.27cm" svg:y="3.08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3" draw:layer="backgroundobjects" svg:width="17.33cm" svg:height="0.58cm" svg:x="1.27cm" svg:y="17.6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4" draw:layer="backgroundobjects" svg:width="2.4cm" svg:height="2.08cm" svg:x="21.8cm" svg:y="0.8cm" presentation:class="page-number">
        <draw:text-box>
          <text:p text:style-name="MP4"><text:span text:style-name="MT3"><text:page-number>&lt;number&gt;</text:page-number></text:span></text:p>
        </draw:text-box>
      </draw:frame>
      <presentation:notes style:page-layout-name="PM0">
        <draw:page-thumbnail presentation:style-name="Inhaltsfolien-title" draw:layer="backgroundobjects" svg:width="14.848cm" svg:height="11.136cm" svg:x="3.075cm" svg:y="2.257cm" presentation:class="page"/>
        <draw:frame presentation:style-name="Inhaltsfolie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02T13:29:53</meta:creation-date>
    <meta:editing-duration>P0D</meta:editing-duration>
    <meta:editing-cycles>1</meta:editing-cycles>
    <meta:generator>LibreOffice/4.0.1.2$Windows_x86 LibreOffice_project/84102822e3d61eb989ddd325abf1ac077904985</meta:generator>
    <meta:initial-creator>Tim Bourguignon</meta:initial-creator>
    <meta:document-statistic meta:object-count="70"/>
  </office:meta>
</office:document-meta>
</file>